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07cm" style:rel-column-width="25083*"/>
    </style:style>
    <style:style style:name="Tableau1.B" style:family="table-column">
      <style:table-column-properties style:column-width="2.487cm" style:rel-column-width="9587*"/>
    </style:style>
    <style:style style:name="Tableau1.C" style:family="table-column">
      <style:table-column-properties style:column-width="8.006cm" style:rel-column-width="30865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ableau_20_exp">
      <style:text-properties officeooo:paragraph-rsid="008d03e3"/>
    </style:style>
    <style:style style:name="P3" style:family="paragraph" style:parent-style-name="Imio_20_tableau_20_scan_5f_id">
      <style:text-properties officeooo:paragraph-rsid="008d03e3"/>
    </style:style>
    <style:style style:name="P4" style:family="paragraph" style:parent-style-name="Imio_20_tableau_20_dest">
      <style:text-properties officeooo:paragraph-rsid="0076d611"/>
    </style:style>
    <style:style style:name="P5" style:family="paragraph" style:parent-style-name="Imio_20_tableau_20_dest">
      <style:text-properties officeooo:paragraph-rsid="007f4b03"/>
    </style:style>
    <style:style style:name="P6" style:family="paragraph" style:parent-style-name="Imio_20_tableau_20_ref">
      <style:text-properties officeooo:rsid="00839da2" officeooo:paragraph-rsid="00823910"/>
    </style:style>
    <style:style style:name="P7" style:family="paragraph" style:parent-style-name="Standard">
      <style:text-properties officeooo:paragraph-rsid="00837147"/>
    </style:style>
    <style:style style:name="P8" style:family="paragraph" style:parent-style-name="Text_20_body">
      <style:text-properties officeooo:rsid="00893421" officeooo:paragraph-rsid="00893421"/>
    </style:style>
    <style:style style:name="P9" style:family="paragraph" style:parent-style-name="Imio_20_texte_20_date">
      <style:text-properties officeooo:paragraph-rsid="00acde3d"/>
    </style:style>
    <style:style style:name="P10" style:family="paragraph" style:parent-style-name="Imio_20_tableau_20_dest">
      <style:paragraph-properties fo:text-align="start" style:justify-single-word="false"/>
      <style:text-properties fo:text-transform="uppercase" fo:font-size="10pt" fo:font-weight="bold" officeooo:rsid="008ea786" officeooo:paragraph-rsid="008ea786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text-align="center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officeooo:rsid="00839da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99e2a8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<office:annotation loext:resolved="false"><dc:creator>sge</dc:creator><dc:date>2017-04-04T09:21:14</dc:date><text:p text:style-name="P11">do cell with sender=view.get_sender(); hp=sender['hp']; hp_infos=view.get_ctct_det(hp); person=sender['person']</text:p></office:annotation></text:p>
            <text:p text:style-name="P3"><office:annotation loext:resolved="false"><dc:creator>sge</dc:creator><dc:date>2017-06-30T13:17:47</dc:date><text:p text:style-name="P11">do text meta-if view.do_mailing()</text:p><text:p text:style-name="P11">if view.is_first_doc()</text:p><text:p text:style-name="P11">from document(content=barcode, format='png', anchor='char')</text:p></office:annotation></text:p>
            <text:p text:style-name="P3"/>
            <text:p text:style-name="P3"/>
            <text:p text:style-name="P3"/>
            <text:p text:style-name="P3"><text:text-input text:description="">view.do_mailing() and scan_id or scan_id+"\nPUBLIPOSTAGE"</text:text-input></text:p>
            <text:p text:style-name="P2"/>
            <text:p text:style-name="P2"><text:span text:style-name="T2">A</text:span><text:span text:style-name="T7">gent traitant </text:span><text:span text:style-name="T2">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 loext:resolved="false"><dc:creator>sge</dc:creator><dc:date>2017-04-21T15:38:05</dc:date><text:p text:style-name="P11">do text if hp.label</text:p></office:annotation><text:text-input text:description="">hp.label</text:text-input></text:p>
            <text:p text:style-name="Imio_20_tableau_20_exp"><office:annotation loext:resolved="false"><dc:creator>sge</dc:creator><dc:date>2017-04-21T15:49:36</dc:date><text:p text:style-name="P11">do text if hp_infos['email']</text:p></office:annotation><text:text-input text:description="">hp_infos['email']</text:text-input></text:p>
            <text:p text:style-name="P1"><office:annotation loext:resolved="false"><dc:creator>sge</dc:creator><dc:date>2017-04-26T16:17:48</dc:date><text:p text:style-name="P11">do text if hp_infos['phone']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Imio_20_tableau_20_dest"><office:annotation loext:resolved="false"><dc:creator>sge</dc:creator><dc:date>2017-08-04T15:13:24</dc:date><text:p text:style-name="P11">do cell meta-if view.do_mailing()</text:p><text:p text:style-name="P11">with rec_infos=view.get_ctct_det(mailed_data); rec_dic=view.get_separate_contacts(mailed_data)</text:p></office:annotation></text:p>
            <text:p text:style-name="Imio_20_tableau_20_dest"><office:annotation loext:resolved="false"><dc:creator>sge</dc:creator><dc:date>2018-02-21T10:26:18</dc:date><text:p text:style-name="P11">do text meta-if view.do_mailing()</text:p><text:p text:style-name="P11">if rec_dic['pers']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5"><office:annotation loext:resolved="false"><dc:creator>sge</dc:creator><dc:date>2018-03-22T14:30:20</dc:date><text:p text:style-name="P11">do text meta-if view.do_mailing()</text:p><text:p text:style-name="P11">if rec_dic.get('label')</text:p></office:annotation><text:conditional-text text:condition="ooow:&quot;view.do_mailing()&quot;" text:string-value-if-true="&quot;rec_dic['label']&quot;" text:string-value-if-false="">rec_dic['label']</text:conditional-text></text:p>
            <text:p text:style-name="P5"><office:annotation loext:resolved="false"><dc:creator>sge</dc:creator><dc:date>2018-03-02T10:30:00</dc:date><text:p text:style-name="P11">do text meta-if view.do_mailing()</text:p><text:p text:style-name="P11">if rec_dic['levels']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 loext:resolved="false"><dc:creator>sge</dc:creator><dc:date>2018-02-21T10:27:03</dc:date><text:p text:style-name="P11">do text meta-if view.do_mailing()</text:p><text:p text:style-name="P11">if rec_dic['root']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 loext:resolved="false"><dc:creator>sge</dc:creator><dc:date>2018-02-02T12:03:54</dc:date><text:p text:style-name="P11">do text meta-if view.do_mailing()</text:p><text:p text:style-name="P11">if rec_infos['address'].get('additional_address_details', '')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4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 loext:resolved="false"><dc:creator>sge</dc:creator><dc:date>2018-03-02T10:34:24</dc:date><text:p text:style-name="P11">do text meta-if view.do_mailing()</text:p><text:p text:style-name="P11">if rec_infos['address'].get('country', '')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  <text:p text:style-name="Imio_20_tableau_20_dest"/>
            <text:p text:style-name="P10"><office:annotation loext:resolved="false"><dc:creator>Auteur inconnu</dc:creator><dc:date>2025-05-23T10:43:01.203051846</dc:date><text:p text:style-name="Comment">do text if view.real_context.send_modes</text:p></office:annotation>ENVOI PAR <text:conditional-text text:condition="ooow:&quot;view.do_mailing()&quot;" text:string-value-if-true="&quot;view.display_send_modes(filter_on=send_mode)&quot;" text:string-value-if-false="">view.display_send_modes(filter_on=send_mode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7"><text:span text:style-name="T5"><office:annotation loext:resolved="false"><dc:creator>bleybaert</dc:creator><dc:date>2021-06-22T16:29:42.962742987</dc:date><meta:creator-initials>ble</meta:creator-initials><text:p text:style-name="P12">do cell with folders=view.get_classification_folders()</text:p></office:annotation></text:span><text:span text:style-name="T5">R</text:span>éférence <text:span text:style-name="T5">courrier</text:span> : <text:text-input text:description="">view.real_context.internal_reference_no</text:text-input></text:p>
            <text:p text:style-name="P6"><office:annotation loext:resolved="false"><dc:creator>bleybaert</dc:creator><dc:date>2021-06-22T17:06:02.670062454</dc:date><meta:creator-initials>ble</meta:creator-initials><text:p text:style-name="P12">do text if folders</text:p></office:annotation>Référence dossier : <text:text-input text:description="">folders</text:text-input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Imio_20_tableau_20_ref"><office:annotation loext:resolved="false"><dc:creator>sge</dc:creator><dc:date>2017-04-19T18:05:50</dc:date><text:p text:style-name="P11">do text if view.real_context.external_reference_no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9">Le <text:span text:style-name="T4"><text:text-input text:description="">view.display_date(field_name='mail_date', custom_format='%d %B %Y')</text:text-input></text:span></text:p>
          </table:table-cell>
        </table:table-row>
      </table:table>
      <text:p text:style-name="Text_20_body"/>
      <text:p text:style-name="Text_20_body"><draw:line text:anchor-type="paragraph" draw:z-index="0" draw:name="Shape1" draw:style-name="gr1" draw:text-style-name="P13" svg:x1="0cm" svg:y1="9.701cm" svg:x2="1cm" svg:y2="9.701cm"><text:p/></draw:line></text:p>
      <text:p text:style-name="P8"><text:span text:style-name="T6">Concerne</text:span> : <text:text-input text:description="">view.real_context.title</text:text-input></text:p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6-04-13T11:43:03.229973888</dc:date>
    <meta:editing-duration>PT9H1M11S</meta:editing-duration>
    <meta:editing-cycles>164</meta:editing-cycles>
    <meta:document-statistic meta:table-count="1" meta:image-count="0" meta:object-count="0" meta:page-count="1" meta:paragraph-count="23" meta:word-count="92" meta:character-count="1095" meta:non-whitespace-character-count="1049"/>
  </office:meta>
</office:document-meta>
</file>